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end" style:justify-single-word="false"/>
      <style:text-properties officeooo:paragraph-rsid="0023147f"/>
    </style:style>
    <style:style style:name="P2" style:family="paragraph" style:parent-style-name="Standard">
      <style:paragraph-properties fo:text-align="start" style:justify-single-word="false"/>
      <style:text-properties officeooo:rsid="0006f648" officeooo:paragraph-rsid="0006f648"/>
    </style:style>
    <style:style style:name="P3" style:family="paragraph" style:parent-style-name="Standard">
      <style:paragraph-properties fo:text-align="center" style:justify-single-word="false"/>
      <style:text-properties style:text-underline-style="none" fo:font-weight="bold" officeooo:rsid="0006f648" officeooo:paragraph-rsid="0006f648" style:font-weight-asian="bold" style:font-weight-complex="bold"/>
    </style:style>
    <style:style style:name="P4" style:family="paragraph" style:parent-style-name="Standard">
      <style:paragraph-properties fo:text-align="start" style:justify-single-word="false"/>
      <style:text-properties officeooo:rsid="0008e1f3" officeooo:paragraph-rsid="0008e1f3"/>
    </style:style>
    <style:style style:name="P5" style:family="paragraph" style:parent-style-name="Standard">
      <style:paragraph-properties fo:text-align="start" style:justify-single-word="false"/>
      <style:text-properties officeooo:rsid="0009399c" officeooo:paragraph-rsid="0009399c"/>
    </style:style>
    <style:style style:name="P6" style:family="paragraph" style:parent-style-name="Standard">
      <style:paragraph-properties fo:text-align="start" style:justify-single-word="false"/>
      <style:text-properties officeooo:rsid="00139aa5" officeooo:paragraph-rsid="00139aa5"/>
    </style:style>
    <style:style style:name="P7" style:family="paragraph" style:parent-style-name="Standard">
      <style:paragraph-properties fo:text-align="start" style:justify-single-word="false"/>
      <style:text-properties officeooo:rsid="0014ef03" officeooo:paragraph-rsid="0014ef03"/>
    </style:style>
    <style:style style:name="P8" style:family="paragraph" style:parent-style-name="Standard">
      <style:paragraph-properties fo:text-align="start" style:justify-single-word="false"/>
      <style:text-properties officeooo:rsid="0015d538" officeooo:paragraph-rsid="0015d538"/>
    </style:style>
    <style:style style:name="P9" style:family="paragraph" style:parent-style-name="Standard">
      <style:paragraph-properties fo:text-align="start" style:justify-single-word="false"/>
      <style:text-properties officeooo:rsid="00182b05" officeooo:paragraph-rsid="00182b05"/>
    </style:style>
    <style:style style:name="P10" style:family="paragraph" style:parent-style-name="Standard">
      <style:paragraph-properties fo:text-align="start" style:justify-single-word="false"/>
      <style:text-properties officeooo:rsid="0018c74d" officeooo:paragraph-rsid="0018c74d"/>
    </style:style>
    <style:style style:name="P11" style:family="paragraph" style:parent-style-name="Standard">
      <style:paragraph-properties fo:text-align="start" style:justify-single-word="false"/>
      <style:text-properties officeooo:rsid="001a61cf" officeooo:paragraph-rsid="001a61cf"/>
    </style:style>
    <style:style style:name="P12" style:family="paragraph" style:parent-style-name="Standard">
      <style:paragraph-properties fo:text-align="start" style:justify-single-word="false"/>
      <style:text-properties officeooo:rsid="001acaff" officeooo:paragraph-rsid="001acaff"/>
    </style:style>
    <style:style style:name="P13" style:family="paragraph" style:parent-style-name="Standard">
      <style:paragraph-properties fo:text-align="start" style:justify-single-word="false"/>
      <style:text-properties officeooo:rsid="001c92c0" officeooo:paragraph-rsid="001c92c0"/>
    </style:style>
    <style:style style:name="P14" style:family="paragraph" style:parent-style-name="Header">
      <style:paragraph-properties fo:text-align="start" style:justify-single-word="false"/>
      <style:text-properties officeooo:rsid="002e1774" officeooo:paragraph-rsid="002e1774"/>
    </style:style>
    <style:style style:name="P15" style:family="paragraph" style:parent-style-name="Standard" style:list-style-name="L1">
      <style:paragraph-properties fo:text-align="start" style:justify-single-word="false"/>
      <style:text-properties officeooo:rsid="0008e1f3" officeooo:paragraph-rsid="0008e1f3"/>
    </style:style>
    <style:style style:name="P16" style:family="paragraph" style:parent-style-name="Standard" style:list-style-name="L1">
      <style:paragraph-properties fo:text-align="start" style:justify-single-word="false"/>
      <style:text-properties officeooo:rsid="0009399c" officeooo:paragraph-rsid="0009399c"/>
    </style:style>
    <style:style style:name="P17" style:family="paragraph" style:parent-style-name="Standard">
      <style:paragraph-properties fo:text-align="start" style:justify-single-word="false"/>
      <style:text-properties officeooo:rsid="001c92c0" officeooo:paragraph-rsid="001c92c0"/>
    </style:style>
    <style:style style:name="P18" style:family="paragraph" style:parent-style-name="Standard">
      <style:paragraph-properties fo:text-align="center" style:justify-single-word="false"/>
      <style:text-properties style:text-underline-style="none" fo:font-weight="bold" officeooo:rsid="0006f648" officeooo:paragraph-rsid="0006f648"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2e1774" officeooo:paragraph-rsid="002e177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04d3" style:font-weight-asian="bold" style:font-weight-complex="bold"/>
    </style:style>
    <style:style style:name="T3" style:family="text">
      <style:text-properties fo:font-weight="bold" officeooo:rsid="0018c74d" style:font-weight-asian="bold" style:font-weight-complex="bold"/>
    </style:style>
    <style:style style:name="T4" style:family="text">
      <style:text-properties fo:font-weight="bold" officeooo:rsid="00193881"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officeooo:rsid="0008c95c"/>
    </style:style>
    <style:style style:name="T8" style:family="text">
      <style:text-properties officeooo:rsid="001700e7"/>
    </style:style>
    <style:style style:name="T9" style:family="text">
      <style:text-properties officeooo:rsid="00177f81"/>
    </style:style>
    <style:style style:name="T10" style:family="text">
      <style:text-properties officeooo:rsid="00224e07"/>
    </style:style>
    <style:style style:name="T11"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ATE: <text:span text:style-name="T5">Monday, July 29</text:span><text:span text:style-name="T6">th</text:span><text:span text:style-name="T5"> 2019</text:span></text:p>
      <text:p text:style-name="P19">NAME: <text:span text:style-name="T5">Nathaniel Kwame Peprah Amoah</text:span></text:p>
      <text:p text:style-name="P3"/>
      <text:p text:style-name="P3">THE SOLID PRINCIPLE.</text:p>
      <text:p text:style-name="P2"><text:tab/>S.O.L.I.D is an acronym for the 5 most popular Object Oriented Principle promoted by Robert Martin. Object Oriented Principles are <text:span text:style-name="T7">a set of common practices in Object Oriented Programming to make software more maintainable.</text:span></text:p>
      <text:p text:style-name="P2"/>
      <text:p text:style-name="P4">These Principles are:</text:p>
      <text:list xml:id="list1750134171" text:style-name="L1">
        <text:list-item>
          <text:p text:style-name="P15">Single <text:span text:style-name="T10">R</text:span>esponsibility <text:span text:style-name="T10">P</text:span>rinciple.</text:p>
        </text:list-item>
        <text:list-item>
          <text:p text:style-name="P15">Open or Closed <text:span text:style-name="T10">P</text:span>rinciple.</text:p>
        </text:list-item>
        <text:list-item>
          <text:p text:style-name="P15">Liskov <text:span text:style-name="T10">S</text:span>ubstitution <text:span text:style-name="T10">P</text:span>rinciple.</text:p>
        </text:list-item>
        <text:list-item>
          <text:p text:style-name="P16">Interface <text:span text:style-name="T10">S</text:span>egregation <text:span text:style-name="T10">P</text:span>rinciple.</text:p>
        </text:list-item>
        <text:list-item>
          <text:p text:style-name="P16">Dependency <text:span text:style-name="T10">I</text:span>nversion <text:span text:style-name="T10">P</text:span>rinciple.</text:p>
        </text:list-item>
      </text:list>
      <text:p text:style-name="P5"/>
      <text:p text:style-name="P6"><text:span text:style-name="T1">Single responsibility </text:span><text:span text:style-name="T4">P</text:span><text:span text:style-name="T1">rinciple</text:span>:</text:p>
      <text:p text:style-name="P7">A class should have one and only one reason to change, meaning that a class should have only one job. The more responsibility a class request it should get, and the harder those changes will be to implement.</text:p>
      <text:p text:style-name="P7"/>
      <text:p text:style-name="P8"><text:span text:style-name="T1">Open or Closed </text:span><text:span text:style-name="T3">P</text:span><text:span text:style-name="T1">rinciple</text:span>:</text:p>
      <text:p text:style-name="P8">Objects and entities should be <text:span text:style-name="T9">available</text:span> for extension and closed for modification. <text:span text:style-name="T8">One should be available to extend or change the behavior of a class without really changing the source code.</text:span></text:p>
      <text:p text:style-name="P9"/>
      <text:p text:style-name="P10"><text:span text:style-name="T1">Liskov’s Substitution Principle</text:span>:</text:p>
      <text:p text:style-name="P10">The principle suggest that the “parent classes should be easily substituted with their child classes without blowing up the application”.</text:p>
      <text:p text:style-name="P11"/>
      <text:p text:style-name="P11"><text:span text:style-name="T1">Interface Segregation Principle</text:span>:</text:p>
      <text:p text:style-name="P11">This principle suggest that “many client specific interfaces are better than one general interface”. This is the first principle applies on interface, all the other three are on classes.</text:p>
      <text:p text:style-name="P12"/>
      <text:p text:style-name="P13"><text:span text:style-name="T1">Dependency Inversion Principle</text:span>:</text:p>
      <text:p text:style-name="P13">This principle suggest that “classes should depend on abstraction but not on concretion”. It states that the high level module must not depend on the low level module, but on abstr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2e1774" officeooo:paragraph-rsid="002e1774"/>
    </style:style>
    <style:style style:name="MP2" style:family="paragraph" style:parent-style-name="Preformatted_20_Text">
      <style:paragraph-properties fo:text-align="end" style:justify-single-word="false"/>
      <style:text-properties officeooo:paragraph-rsid="0023147f"/>
    </style:style>
    <style:style style:name="MT1" style:family="text">
      <style:text-properties fo:font-weight="bold" style:font-weight-asian="bold" style:font-weight-complex="bold"/>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text:p>
      </style:header>
      <style:footer>
        <text:p text:style-name="MP2"><text:span text:style-name="Source_20_Text">reference: </text:span><text:a xlink:type="simple" xlink:href="https://cobuildlab.com/development-blog/solid-principles-python-django/" text:style-name="Internet_20_link" text:visited-style-name="Visited_20_Internet_20_Link"><text:span text:style-name="Source_20_Text">https://cobuildlab.com/development-blog/solid-principles-python-django/</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9:36:57.150998913</meta:creation-date>
    <meta:editing-duration>PT5H25M55S</meta:editing-duration>
    <meta:editing-cycles>34</meta:editing-cycles>
    <meta:generator>LibreOffice/6.0.7.3$Linux_X86_64 LibreOffice_project/00m0$Build-3</meta:generator>
    <dc:date>2019-07-30T11:19:29.390251907</dc:date>
    <meta:print-date>2019-07-30T11:09:54.144291169</meta:print-date>
    <meta:document-statistic meta:table-count="0" meta:image-count="0" meta:object-count="0" meta:page-count="1" meta:paragraph-count="21" meta:word-count="238" meta:character-count="1626" meta:non-whitespace-character-count="1413"/>
  </office:meta>
</office:document-meta>
</file>